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5425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999988" style:text-outline="false" style:text-line-through-style="none" style:font-name="Consolas" fo:font-size="9pt" fo:font-style="italic" fo:text-shadow="none" style:text-underline-style="none" fo:font-weight="normal" style:font-size-asian="9pt" style:font-style-asian="italic" style:font-weight-asian="normal" style:font-name-complex="Consolas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O software da estação base do robô foi dividido em cinco pacotes: <text:s/>visual, controle, comunicação, controle.robo e interface gráfica. Estes serão descritos com suas respectivas classes abaixo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Pacote Visual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visual da estação base e conta com as seguintes classes: Viewer2D, Drawable2D, EscalaDrawable, RoboDrawable, RoboTrilhaDrawable, ObstaculosDrawable, EscalaDrawableProp, RoboDrawableProp, RoboTrilhaDrawableProp, ObstaculosDrawableProp e Ponto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Viewer2D</text:p>
          </table:table-cell>
          <table:table-cell office:value-type="string">
            <text:p>Responsável por exibir os objetos Drawable2D. Possui recursos de pan, zoom e rotate. <text:s/>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Drawable2D</text:p>
          </table:table-cell>
          <table:table-cell office:value-type="string">
            <text:p>Interface genérica para objetos visuais que podem ser desenhados em um Viewer2D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EscalaDrawable</text:p>
          </table:table-cell>
          <table:table-cell office:value-type="string">
            <text:p>Responsável por desenhar uma escala gráfica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Drawable</text:p>
          </table:table-cell>
          <table:table-cell office:value-type="string">
            <text:p>Responsável por desenhar o robô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RoboTrilhaDrawable</text:p>
          </table:table-cell>
          <table:table-cell office:value-type="string">
            <text:p>Responsável por desenhar a trilha percorrida pelo robô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ObstaculosDrawable</text:p>
          </table:table-cell>
          <table:table-cell office:value-type="string">
            <text:p>Responsável por desenhar os pontos de cada obstáculo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EscalaDrawableProp</text:p>
          </table:table-cell>
          <table:table-cell office:value-type="string">
            <text:p>Contém as propriedades visuais de desenho da escala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DrawableProp</text:p>
          </table:table-cell>
          <table:table-cell office:value-type="string">
            <text:p>Contém as propriedades visuais de desenho do robô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TrilhaDrawableProp</text:p>
          </table:table-cell>
          <table:table-cell office:value-type="string">
            <text:p>Contém as propriedades visuais de desenho da trilha do robô.</text:p>
          </table:table-cell>
          <table:table-cell table:number-columns-repeated="1022"/>
        </table:table-row>
        <table:table-row table:style-name="ro1">
          <table:table-cell office:value-type="string">
            <text:p>ObstaculosDrawableProp</text:p>
          </table:table-cell>
          <table:table-cell office:value-type="string">
            <text:p>Contém as propriedades visuais de desenho dos obstáculos.</text:p>
          </table:table-cell>
          <table:table-cell table:number-columns-repeated="1022"/>
        </table:table-row>
        <table:table-row table:style-name="ro1">
          <table:table-cell office:value-type="string">
            <text:p>Ponto</text:p>
          </table:table-cell>
          <table:table-cell office:value-type="string">
            <text:p>Representa um ponto de cordenadas cartesiana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ntrole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da estação base que controla as informações essenciais do robô. Conta com as seguintes classes: Mapa, Obstaculos, Robo, ControleSensores, Posinfo, SensorIR e ControleCamera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Mapa</text:p>
          </table:table-cell>
          <table:table-cell office:value-type="string">
            <text:p>Responsável por representar o mapa. Armazena as informações essenciais do robô e dos obstáculos detectado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bstaculos</text:p>
          </table:table-cell>
          <table:table-cell office:value-type="string">
            <text:p>Responsável por conter os obstáculos detectados pel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</text:p>
          </table:table-cell>
          <table:table-cell office:value-type="string">
            <text:p>Responsável por representar o robô, este contêm largura, comprimento e centro de movimento (ponto central entre as duas rodas)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roleSensores</text:p>
          </table:table-cell>
          <table:table-cell office:value-type="string">
            <text:p>Responsável em atualizar a posição do robô e dos pontos que representão os obstáculos, de acordo com as leituras feitas pelos sensore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sinfo</text:p>
          </table:table-cell>
          <table:table-cell office:value-type="string">
            <text:p>Responsável por conter as informações de uma posição d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nsorIR</text:p>
          </table:table-cell>
          <table:table-cell office:value-type="string">
            <text:p>Responsável por representar um sensor IR d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roleCamera</text:p>
          </table:table-cell>
          <table:table-cell office:value-type="string">
            <text:p>Responsável por controlar as imagens da câmera e o status do recebimento das image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municação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em toda a parte de comunicação da estação base com o robô e conta com as seguintes classes: ClientCommandInterpreter, ClientConnection, ClientReceiver, ClientSender, ServerCommandInterpreter, ServerListener, ServerSender, ServerReceiver e Message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CommandInterpreter</text:p>
          </table:table-cell>
          <table:table-cell office:value-type="string">
            <text:p>Responsável pela interpretação dos comandos do cliente. Os comandos recebidos são inseridos em uma fila, de modo a serem posteriormente executados pela thread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Connection</text:p>
          </table:table-cell>
          <table:table-cell office:value-type="string">
            <text:p>Responsável por efetuar a gerência da conexão do cliente (estação base) com o servidor (robô)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Receiver</text:p>
          </table:table-cell>
          <table:table-cell office:value-type="string">
            <text:p>Responsável por receber mensagens de um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Sender</text:p>
          </table:table-cell>
          <table:table-cell office:value-type="string">
            <text:p>Responsável por enviar mensagens ao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CommandInterpreter</text:p>
          </table:table-cell>
          <table:table-cell office:value-type="string">
            <text:p>Responsável pela interpretação dos comandos do servidor. Os comandos recebidos são inseridos em uma fila, de modo a serem posteriormente executados pela thread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</text:p>
          </table:table-cell>
          <table:table-cell office:value-type="string">
            <text:p>Responsável por gerenciar o servidor (robô)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Listener</text:p>
          </table:table-cell>
          <table:table-cell office:value-type="string">
            <text:p>Responsável por escutar as novas conexões de cliente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Sender</text:p>
          </table:table-cell>
          <table:table-cell office:value-type="string">
            <text:p>Responsável por enviar mensagens ao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Receiver</text:p>
          </table:table-cell>
          <table:table-cell office:value-type="string">
            <text:p>Responsável por receber mensagens de um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ssage</text:p>
          </table:table-cell>
          <table:table-cell office:value-type="string">
            <text:p>Contém uma mensagem a ser enviada por um Send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Interface Gráfica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em toda a interface gráfica do sistema e conta com as seguintes classes: JanelaConexao, JanelaPrincipal e JanelaSensores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JanelaConexao</text:p>
          </table:table-cell>
          <table:table-cell office:value-type="string">
            <text:p>Responsável por conter a janela com as informações e configurações da conexão com o Bellator.</text:p>
          </table:table-cell>
          <table:table-cell table:number-columns-repeated="1022"/>
        </table:table-row>
        <table:table-row table:style-name="ro1">
          <table:table-cell office:value-type="string">
            <text:p>JanelaPrincipal</text:p>
          </table:table-cell>
          <table:table-cell office:value-type="string">
            <text:p>Responsável por desenhar a janela principal da interface gráfica do Bellator.</text:p>
          </table:table-cell>
          <table:table-cell table:number-columns-repeated="1022"/>
        </table:table-row>
        <table:table-row table:style-name="ro1">
          <table:table-cell office:value-type="string">
            <text:p>JanelaSensores</text:p>
          </table:table-cell>
          <table:table-cell office:value-type="string">
            <text:p>Responsável por desenhar a janela responsável pela configuração dos sensor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ntrole.robo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do sistema embarcado que gerencia os sensores e atuadores do robô. Conta com as seguintes classes: SensorsManager, WebcamManager e EnginesManager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SensorsManager</text:p>
          </table:table-cell>
          <table:table-cell office:value-type="string">
            <text:p>Responsável por gerenciar a coleta de informações dos sensores do robô.</text:p>
          </table:table-cell>
          <table:table-cell table:number-columns-repeated="1022"/>
        </table:table-row>
        <table:table-row table:style-name="ro1">
          <table:table-cell office:value-type="string">
            <text:p>WebcamManager</text:p>
          </table:table-cell>
          <table:table-cell office:value-type="string">
            <text:p>Responsável por gerenciar a captura de imagens da webcam.</text:p>
          </table:table-cell>
          <table:table-cell table:number-columns-repeated="1022"/>
        </table:table-row>
        <table:table-row table:style-name="ro1">
          <table:table-cell office:value-type="string">
            <text:p>EnginesManager</text:p>
          </table:table-cell>
          <table:table-cell office:value-type="string">
            <text:p>Responsável por gerenciar a ação dos motores do robô.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amas</meta:initial-creator>
    <dc:creator>Stefan </dc:creator>
    <meta:creation-date>2013-03-07T20:16:33</meta:creation-date>
    <dc:date>2013-03-12T19:37:12</dc:date>
    <meta:generator>LibreOffice/3.5$Linux_X86_64 LibreOffice_project/350m1$Build-2</meta:generator>
    <meta:editing-duration>PT15M49S</meta:editing-duration>
    <meta:editing-cycles>6</meta:editing-cycles>
    <meta:document-statistic meta:table-count="3" meta:cell-count="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